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8.893cm" table:align="left"/>
    </style:style>
    <style:style style:name="Tabla1.A" style:family="table-column">
      <style:table-column-properties style:column-width="4.311cm"/>
    </style:style>
    <style:style style:name="Tabla1.C" style:family="table-column">
      <style:table-column-properties style:column-width="13.788cm"/>
    </style:style>
    <style:style style:name="Tabla1.D" style:family="table-column">
      <style:table-column-properties style:column-width="2.302cm"/>
    </style:style>
    <style:style style:name="Tabla1.E" style:family="table-column">
      <style:table-column-properties style:column-width="1.87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f435" officeooo:paragraph-rsid="0001f435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text-properties fo:font-size="11pt" officeooo:rsid="000b36f4" officeooo:paragraph-rsid="000b36f4" style:font-size-asian="11pt" style:font-size-complex="11pt"/>
    </style:style>
    <style:style style:name="P5" style:family="paragraph" style:parent-style-name="Table_20_Contents">
      <style:text-properties fo:font-size="11pt" officeooo:rsid="000deaa4" officeooo:paragraph-rsid="000deaa4" style:font-size-asian="11pt" style:font-size-complex="11pt"/>
    </style:style>
    <style:style style:name="P6" style:family="paragraph" style:parent-style-name="Table_20_Contents">
      <style:text-properties fo:font-size="11pt" officeooo:paragraph-rsid="000f4392" style:font-size-asian="11pt" style:font-size-complex="11pt"/>
    </style:style>
    <style:style style:name="P7" style:family="paragraph" style:parent-style-name="Table_20_Contents">
      <style:text-properties fo:font-size="11pt" officeooo:paragraph-rsid="0010b832" style:font-size-asian="11pt" style:font-size-complex="11pt"/>
    </style:style>
    <style:style style:name="P8" style:family="paragraph" style:parent-style-name="Table_20_Contents">
      <style:text-properties fo:font-size="11pt" officeooo:paragraph-rsid="001231e6" style:font-size-asian="11pt" style:font-size-complex="11pt"/>
    </style:style>
    <style:style style:name="P9" style:family="paragraph" style:parent-style-name="Table_20_Contents">
      <style:text-properties fo:font-size="11pt" officeooo:paragraph-rsid="0013df5a" style:font-size-asian="11pt" style:font-size-complex="11pt"/>
    </style:style>
    <style:style style:name="P10" style:family="paragraph" style:parent-style-name="Table_20_Contents">
      <style:text-properties fo:font-size="11pt" officeooo:paragraph-rsid="0015817d" style:font-size-asian="11pt" style:font-size-complex="11pt"/>
    </style:style>
    <style:style style:name="P11" style:family="paragraph" style:parent-style-name="Table_20_Contents">
      <style:text-properties fo:font-size="11pt" officeooo:paragraph-rsid="00174b64" style:font-size-asian="11pt" style:font-size-complex="11pt"/>
    </style:style>
    <style:style style:name="P12" style:family="paragraph" style:parent-style-name="Table_20_Contents">
      <style:text-properties fo:font-size="11pt" officeooo:paragraph-rsid="0018d090" style:font-size-asian="11pt" style:font-size-complex="11pt"/>
    </style:style>
    <style:style style:name="P13" style:family="paragraph" style:parent-style-name="Table_20_Contents">
      <style:text-properties fo:font-size="11pt" fo:font-style="italic" officeooo:rsid="0013df5a" officeooo:paragraph-rsid="0013df5a" style:font-size-asian="11pt" style:font-style-asian="italic" style:font-size-complex="11pt" style:font-style-complex="italic"/>
    </style:style>
    <style:style style:name="P14" style:family="paragraph" style:parent-style-name="Table_20_Contents">
      <style:text-properties fo:font-size="11pt" fo:font-style="italic" officeooo:rsid="0015817d" officeooo:paragraph-rsid="0015817d" style:font-size-asian="11pt" style:font-style-asian="italic" style:font-size-complex="11pt" style:font-style-complex="italic"/>
    </style:style>
    <style:style style:name="P15" style:family="paragraph" style:parent-style-name="Table_20_Contents">
      <style:text-properties fo:font-size="11pt" fo:font-style="italic" officeooo:rsid="0018d090" officeooo:paragraph-rsid="0018d090" style:font-size-asian="11pt" style:font-style-asian="italic" style:font-size-complex="11pt" style:font-style-complex="italic"/>
    </style:style>
    <style:style style:name="P16" style:family="paragraph" style:parent-style-name="Table_20_Contents">
      <style:text-properties fo:font-size="9pt" officeooo:rsid="00174b64" officeooo:paragraph-rsid="00174b64" style:font-size-asian="9pt" style:font-size-complex="9pt"/>
    </style:style>
    <style:style style:name="P17" style:family="paragraph" style:parent-style-name="Table_20_Contents">
      <style:text-properties fo:font-size="9pt" officeooo:rsid="0018d090" officeooo:paragraph-rsid="0018d090" style:font-size-asian="9pt" style:font-size-complex="9pt"/>
    </style:style>
    <style:style style:name="T1" style:family="text">
      <style:text-properties officeooo:rsid="000b36f4"/>
    </style:style>
    <style:style style:name="T2" style:family="text">
      <style:text-properties fo:font-style="italic" officeooo:rsid="000deaa4" style:font-style-asian="italic" style:font-style-complex="italic"/>
    </style:style>
    <style:style style:name="T3" style:family="text">
      <style:text-properties fo:font-style="italic" officeooo:rsid="000e1730" style:font-style-asian="italic" style:font-style-complex="italic"/>
    </style:style>
    <style:style style:name="T4" style:family="text">
      <style:text-properties fo:font-style="italic" officeooo:rsid="000f4392" style:font-style-asian="italic" style:font-style-complex="italic"/>
    </style:style>
    <style:style style:name="T5" style:family="text">
      <style:text-properties fo:font-style="italic" officeooo:rsid="0010b832" style:font-style-asian="italic" style:font-style-complex="italic"/>
    </style:style>
    <style:style style:name="T6" style:family="text">
      <style:text-properties fo:font-style="italic" officeooo:rsid="001231e6" style:font-style-asian="italic" style:font-style-complex="italic"/>
    </style:style>
    <style:style style:name="T7" style:family="text">
      <style:text-properties fo:font-style="italic" officeooo:rsid="0013df5a" style:font-style-asian="italic" style:font-style-complex="italic"/>
    </style:style>
    <style:style style:name="T8" style:family="text">
      <style:text-properties fo:font-style="italic" officeooo:rsid="0015817d" style:font-style-asian="italic" style:font-style-complex="italic"/>
    </style:style>
    <style:style style:name="T9" style:family="text">
      <style:text-properties fo:font-style="italic" officeooo:rsid="00174b64" style:font-style-asian="italic" style:font-style-complex="italic"/>
    </style:style>
    <style:style style:name="T10" style:family="text">
      <style:text-properties fo:font-style="italic" officeooo:rsid="0018d090" style:font-style-asian="italic" style:font-style-complex="italic"/>
    </style:style>
    <style:style style:name="T11" style:family="text">
      <style:text-properties fo:font-style="italic" style:text-underline-style="none" officeooo:rsid="000f4392" style:font-style-asian="italic" style:font-style-complex="italic"/>
    </style:style>
    <style:style style:name="T12" style:family="text">
      <style:text-properties officeooo:rsid="000f4392"/>
    </style:style>
    <style:style style:name="T13" style:family="text">
      <style:text-properties officeooo:rsid="001231e6"/>
    </style:style>
    <style:style style:name="T14" style:family="text">
      <style:text-properties officeooo:rsid="0013df5a"/>
    </style:style>
    <style:style style:name="T15" style:family="text">
      <style:text-properties officeooo:rsid="0015817d"/>
    </style:style>
    <style:style style:name="T16" style:family="text">
      <style:text-properties officeooo:rsid="00174b64"/>
    </style:style>
    <style:style style:name="T17" style:family="text">
      <style:text-properties officeooo:rsid="0018d0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CIÓN DE CORREOS GENERADOS POR EL SISTEMA ERDD</text:p>
      <text:p text:style-name="P1"/>
      <text:p text:style-name="P1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D"/>
        <table:table-row>
          <table:table-cell table:style-name="Tabla1.A1" office:value-type="string">
            <text:p text:style-name="P3">Etapa</text:p>
          </table:table-cell>
          <table:table-cell table:style-name="Tabla1.A1" office:value-type="string">
            <text:p text:style-name="P4">Asunto email</text:p>
          </table:table-cell>
          <table:table-cell table:style-name="Tabla1.A1" office:value-type="string">
            <text:p text:style-name="P3">Cuerpo email</text:p>
          </table:table-cell>
          <table:table-cell table:style-name="Tabla1.A1" office:value-type="string">
            <text:p text:style-name="P3">Destinatario <text:span text:style-name="T1">email</text:span></text:p>
          </table:table-cell>
          <table:table-cell table:style-name="Tabla1.A1" office:value-type="string">
            <text:p text:style-name="P3">Attach <text:span text:style-name="T1">email</text:span></text:p>
          </table:table-cell>
          <table:table-cell table:style-name="Tabla1.F1" office:value-type="string">
            <text:p text:style-name="P3">Controlador.acción</text:p>
          </table:table-cell>
        </table:table-row>
        <table:table-row>
          <table:table-cell table:style-name="Tabla1.A2" office:value-type="string">
            <text:p text:style-name="P3">Cuando se <text:span text:style-name="T12">ha evaluado el recurso en sus cuatro aspectos y no se han tenido observaciones o se han solventado las mismas.</text:span></text:p>
          </table:table-cell>
          <table:table-cell table:style-name="Tabla1.A2" office:value-type="string">
            <text:p text:style-name="P3">Evaluación del recurso <text:span text:style-name="T4">&lt;título del recurso&gt;</text:span> completada satisfactoriamente</text:p>
          </table:table-cell>
          <table:table-cell table:style-name="Tabla1.A2" office:value-type="string">
            <text:p text:style-name="P2">Apreciable docente:</text:p>
            <text:p text:style-name="P2"/>
            <text:p text:style-name="P2">La evaluación del recurso <text:span text:style-name="T2">&lt;título del recurso&gt;</text:span> ha finalizado. Adjunto a este correo encontrará el reporte con sus resultados.</text:p>
            <text:p text:style-name="P2">Si desea que le hagamos llegar dentro de las próximas 48 horas la copia del oficio de respuesta que se envía de manera formal a su unidad académica, sólo responda, por favor, la encuesta de satisfacción dando clic en el siguiente vínculo.</text:p>
            <text:p text:style-name="P2"/>
            <text:p text:style-name="P2">Responder encuesta </text:p>
            <text:p text:style-name="P2"/>
            <text:p text:style-name="P2">Si tiene alguna duda o comentario estamos a sus órdenes a través del correo electrónico evaluardd@ipn.mx y en la extensión 57405.</text:p>
          </table:table-cell>
          <table:table-cell table:style-name="Tabla1.A2" office:value-type="string">
            <text:p text:style-name="P3">Docente</text:p>
          </table:table-cell>
          <table:table-cell table:style-name="Tabla1.A2" office:value-type="string">
            <text:p text:style-name="P5">SI</text:p>
            <text:p text:style-name="P5">Reporte de Evaluación Técnico Pedagógica del recurso</text:p>
          </table:table-cell>
          <table:table-cell table:style-name="Tabla1.F2" office:value-type="string">
            <text:p text:style-name="P3">AdminEvaluacionController.saveObservaciones</text:p>
          </table:table-cell>
        </table:table-row>
        <table:table-row>
          <table:table-cell table:style-name="Tabla1.A2" office:value-type="string">
            <text:p text:style-name="P3">Cuando hay observaciones a la evaluación</text:p>
            <text:p text:style-name="P3"/>
          </table:table-cell>
          <table:table-cell table:style-name="Tabla1.A2" office:value-type="string">
            <text:p text:style-name="P3">Observaciones al recurso </text:p>
          </table:table-cell>
          <table:table-cell table:style-name="Tabla1.A2" office:value-type="string">
            <text:p text:style-name="P3">El administrador hizo <text:span text:style-name="T3">&lt;número de observaciones&gt;</text:span> observaciones al aspecto <text:span text:style-name="T3">&lt;nombre del aspecto&gt;</text:span> referentes al recurso con clave de control <text:span text:style-name="T3">&lt;clave de control&gt;</text:span>. Sírvase atenderlas.</text:p>
            <text:p text:style-name="P3"/>
            <text:p text:style-name="P3"/>
            <text:p text:style-name="P6"><text:span text:style-name="T4">&lt;número del día&gt;</text:span><text:span text:style-name="T12"> de </text:span><text:span text:style-name="T4">&lt;nombre del mes&gt;</text:span><text:span text:style-name="T12"> de </text:span><text:span text:style-name="T11">&lt;año&gt;</text:span><text:span text:style-name="T12"> </text:span><text:span text:style-name="T4">&lt;hora&gt;</text:span><text:span text:style-name="T12">:</text:span><text:span text:style-name="T4">&lt;minuto&gt;</text:span><text:span text:style-name="T12">.</text:span></text:p>
          </table:table-cell>
          <table:table-cell table:style-name="Tabla1.A2" office:value-type="string">
            <text:p text:style-name="P3">Evaluador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>AdminEvaluacionController.saveObservaciones</text:p>
          </table:table-cell>
        </table:table-row>
        <table:table-row>
          <table:table-cell table:style-name="Tabla1.A2" office:value-type="string">
            <text:p text:style-name="P3">Cancelado el recurso en clasificación</text:p>
          </table:table-cell>
          <table:table-cell table:style-name="Tabla1.A2" office:value-type="string">
            <text:p text:style-name="P3">Cancelación del recurso <text:span text:style-name="T5">&lt;clave de control&gt;</text:span> - <text:span text:style-name="T5">&lt;titulo del recurso&gt;</text:span></text:p>
          </table:table-cell>
          <table:table-cell table:style-name="Tabla1.A2" office:value-type="string">
            <text:p text:style-name="P3">Estimado(a): <text:span text:style-name="T5">&lt;nombre del docente&gt;</text:span>.</text:p>
            <text:p text:style-name="P3"/>
            <text:p text:style-name="P3">Se determinó que la solicitud que usted presentó sea cancelada debido que su clasificación...</text:p>
          </table:table-cell>
          <table:table-cell table:style-name="Tabla1.A2" office:value-type="string">
            <text:p text:style-name="P3">Docente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>ClasificacionController.save</text:p>
          </table:table-cell>
        </table:table-row>
        <table:table-row>
          <table:table-cell table:style-name="Tabla1.A2" office:value-type="string">
            <text:p text:style-name="P3">Cancelado el recurso en clasificación</text:p>
          </table:table-cell>
          <table:table-cell table:style-name="Tabla1.A2" office:value-type="string">
            <text:p text:style-name="P7">Cancelación del recurso <text:span text:style-name="T5">&lt;clave de control&gt;</text:span> - <text:span text:style-name="T5">&lt;titulo del recurso&gt;</text:span></text:p>
          </table:table-cell>
          <table:table-cell table:style-name="Tabla1.A2" office:value-type="string">
            <text:p text:style-name="P7">Se ha cancelado la solicitud <text:span text:style-name="T5">&lt;clave de control&gt;</text:span> - <text:span text:style-name="T5">&lt;titulo del recurso&gt;</text:span> durante el proceso de clasificación</text:p>
          </table:table-cell>
          <table:table-cell table:style-name="Tabla1.A2" office:value-type="string">
            <text:p text:style-name="P3">Administrador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>ClasificacionController.save</text:p>
          </table:table-cell>
        </table:table-row>
        <table:table-row>
          <table:table-cell table:style-name="Tabla1.A2" office:value-type="string">
            <text:p text:style-name="P3">Cuando se agregan observaciones a la encuesta</text:p>
          </table:table-cell>
          <table:table-cell table:style-name="Tabla1.A2" office:value-type="string">
            <text:p text:style-name="P3">Observaciones a la encuesta correspondiente al recurso <text:span text:style-name="T5">&lt;titulo del recurso&gt;</text:span></text:p>
          </table:table-cell>
          <table:table-cell table:style-name="Tabla1.A2" office:value-type="string">
            <text:p text:style-name="P3">Estimado(a) <text:span text:style-name="T5">&lt;nombre del docente&gt;</text:span> la encuesta realizada por usted tiene algunas observaciones ....."</text:p>
            <text:p text:style-name="P3">Ingrese a Atender observaciones</text:p>
          </table:table-cell>
          <table:table-cell table:style-name="Tabla1.A2" office:value-type="string">
            <text:p text:style-name="P3">Docente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>EncuestaController.agregarObservaciones</text:p>
          </table:table-cell>
        </table:table-row>
        <table:table-row>
          <table:table-cell table:style-name="Tabla1.A2" office:value-type="string">
            <text:p text:style-name="P3">Al asignar el oficio de valoración</text:p>
          </table:table-cell>
          <table:table-cell table:style-name="Tabla1.A2" office:value-type="string">
            <text:p text:style-name="P7">Oficio de valoración del recurso <text:span text:style-name="T5">&lt;titulo del </text:span><text:soft-page-break/><text:span text:style-name="T5">recurso&gt;</text:span></text:p>
          </table:table-cell>
          <table:table-cell table:style-name="Tabla1.A2" office:value-type="string">
            <text:p text:style-name="P7">Estimado(a) <text:span text:style-name="T5">&lt;nombre del docente&gt;</text:span> le agradecemos la encuesta que contestó, para nosotros es iportante ....…</text:p>
            <text:p text:style-name="P7"><text:soft-page-break/>Le enviamos el oficio de valoración ........</text:p>
          </table:table-cell>
          <table:table-cell table:style-name="Tabla1.A2" office:value-type="string">
            <text:p text:style-name="P3">Docente</text:p>
          </table:table-cell>
          <table:table-cell table:style-name="Tabla1.A2" office:value-type="string">
            <text:p text:style-name="P3">SI</text:p>
            <text:p text:style-name="P3">Oficio de <text:soft-page-break/>valoración</text:p>
          </table:table-cell>
          <table:table-cell table:style-name="Tabla1.F2" office:value-type="string">
            <text:p text:style-name="P3">EncuestaController.enviar<text:soft-page-break/>OficioValoracion</text:p>
          </table:table-cell>
        </table:table-row>
        <table:table-row>
          <table:table-cell table:style-name="Tabla1.A2" office:value-type="string">
            <text:p text:style-name="P3">Cuando el evaluador termina la evaluación del recurso</text:p>
          </table:table-cell>
          <table:table-cell table:style-name="Tabla1.A2" office:value-type="string">
            <text:p text:style-name="P3">Terminada la evaluación del recurso <text:span text:style-name="T5">&lt;clave de control&gt;</text:span> del aspecto <text:span text:style-name="T5">&lt;aspec</text:span><text:span text:style-name="T6">t</text:span><text:span text:style-name="T5">o&gt;</text:span></text:p>
          </table:table-cell>
          <table:table-cell table:style-name="Tabla1.A2" office:value-type="string">
            <text:p text:style-name="P3">Usted ha terminado de evaluar el recurso <text:span text:style-name="T5">&lt;título del recurso&gt;</text:span> con clave de control <text:span text:style-name="T5">&lt;clave de control&gt;</text:span> para el aspecto <text:span text:style-name="T5">&lt;aspecto&gt;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8"><text:span text:style-name="T4">&lt;número del día&gt; de &lt;nombre del mes&gt; de </text:span><text:span text:style-name="T11">&lt;año&gt;</text:span><text:span text:style-name="T4"> &lt;hora&gt;:&lt;minuto&gt;.</text:span></text:p>
          </table:table-cell>
          <table:table-cell table:style-name="Tabla1.A2" office:value-type="string">
            <text:p text:style-name="P3">Evaluador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8">EvaluacionEvaluador.<text:span text:style-name="T13">save</text:span></text:p>
          </table:table-cell>
        </table:table-row>
        <table:table-row>
          <table:table-cell table:style-name="Tabla1.A2" office:value-type="string">
            <text:p text:style-name="P8">Cuando el evaluador termina la evaluación del recurso</text:p>
          </table:table-cell>
          <table:table-cell table:style-name="Tabla1.A2" office:value-type="string">
            <text:p text:style-name="P3">El evaluador <text:span text:style-name="T6">&lt;nombre del evaluador&gt;</text:span> ha terminado la evaluación del recurso con clave de control <text:span text:style-name="T6">&lt;clave de control&gt;</text:span></text:p>
          </table:table-cell>
          <table:table-cell table:style-name="Tabla1.A2" office:value-type="string">
            <text:p text:style-name="P8">Apreciable <text:span text:style-name="T6">&lt;nombre del administrador&gt;</text:span>, administrador(a) del sistema de evaluación de recursos didácticos digitales:</text:p>
            <text:p text:style-name="P8"/>
            <text:p text:style-name="P8">Se le informa que la evaluación del aspecto <text:span text:style-name="T6">&lt;aspecto&gt;</text:span> del recurso didáctico digital <text:span text:style-name="T6">&lt;título del recurso&gt;</text:span> con número de folio <text:span text:style-name="T6">&lt;número de folio&gt;</text:span>, ha finalizado.</text:p>
          </table:table-cell>
          <table:table-cell table:style-name="Tabla1.A2" office:value-type="string">
            <text:p text:style-name="P3">Administrador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>EvaluacionEvaluador.save</text:p>
          </table:table-cell>
        </table:table-row>
        <table:table-row>
          <table:table-cell table:style-name="Tabla1.A2" office:value-type="string">
            <text:p text:style-name="P3">Cuando el evaluador hace <text:s/>evaluación parcial del recurso</text:p>
          </table:table-cell>
          <table:table-cell table:style-name="Tabla1.A2" office:value-type="string">
            <text:p text:style-name="P3">Evaluación parcial del recurso <text:span text:style-name="T7">&lt;clave de control&gt;</text:span> del aspecto <text:span text:style-name="T7">&lt;aspecto&gt;</text:span></text:p>
          </table:table-cell>
          <table:table-cell table:style-name="Tabla1.A2" office:value-type="string">
            <text:p text:style-name="P9">Usted ha evaluado parcialmente el recurso <text:span text:style-name="T7">&lt;título del recurso&gt;</text:span> con clave de control <text:span text:style-name="T7">&lt;clave de control&gt;</text:span> para el aspecto <text:span text:style-name="T7">&lt;aspecto&gt;</text:span></text:p>
            <text:p text:style-name="P9"><text:span text:style-name="T7"/></text:p>
            <text:p text:style-name="P9">Se le recuerda que deberá realizar la evaluación en su totalidad para poder continuar con el proceso.</text:p>
          </table:table-cell>
          <table:table-cell table:style-name="Tabla1.A2" office:value-type="string">
            <text:p text:style-name="P3">Evaluador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>EvaluacionEvaluador.save</text:p>
          </table:table-cell>
        </table:table-row>
        <table:table-row>
          <table:table-cell table:style-name="Tabla1.A2" office:value-type="string">
            <text:p text:style-name="P3"><text:span text:style-name="T14">Cuando el evaluador solicita</text:span> prórroga<text:span text:style-name="T7">.</text:span></text:p>
          </table:table-cell>
          <table:table-cell table:style-name="Tabla1.A2" office:value-type="string">
            <text:p text:style-name="P3">Solicitud de prórroga para evaluador <text:span text:style-name="T7">&lt;nombre del evaluador&gt;</text:span></text:p>
          </table:table-cell>
          <table:table-cell table:style-name="Tabla1.A2" office:value-type="string">
            <text:p text:style-name="P9">Apreciable <text:span text:style-name="T7">&lt;nombre del administrador&gt;</text:span> administrador(a) del sistema de evaluación de recursos didácticos digitales:</text:p>
            <text:p text:style-name="P9"/>
            <text:p text:style-name="P9">El evaluador <text:span text:style-name="T7">&lt;nombre del evaluador&gt;</text:span> ha solicitado prórroga para continuar con la evaluación del aspecto <text:span text:style-name="T7">&lt;aspecto&gt;</text:span> del recurso <text:span text:style-name="T7">&lt;título del recurso&gt;</text:span> con clave de control <text:span text:style-name="T7">&lt;clave de control&gt;</text:span>.</text:p>
            <text:p text:style-name="P3"/>
            <text:p text:style-name="P9"><text:span text:style-name="T4">&lt;número del día&gt; de &lt;nombre del mes&gt; de </text:span><text:span text:style-name="T11">&lt;año&gt;</text:span><text:span text:style-name="T4"> &lt;hora&gt;:&lt;minuto&gt;.</text:span></text:p>
          </table:table-cell>
          <table:table-cell table:style-name="Tabla1.A2" office:value-type="string">
            <text:p text:style-name="P3">Administrador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>EvaluacionEvaluador.solicitarProrroga</text:p>
          </table:table-cell>
        </table:table-row>
        <table:table-row>
          <table:table-cell table:style-name="Tabla1.A2" office:value-type="string">
            <text:p text:style-name="P3">Cuando se agrega un nuevo evaluador</text:p>
          </table:table-cell>
          <table:table-cell table:style-name="Tabla1.A2" office:value-type="string">
            <text:p text:style-name="P3">Se ha agregado como Evaluado</text:p>
          </table:table-cell>
          <table:table-cell table:style-name="Tabla1.A2" office:value-type="string">
            <text:p text:style-name="P9">Usted ha sido asignado como evaluador para el sistema ERDD.</text:p>
            <text:p text:style-name="P9"/>
            <text:p text:style-name="P9">Su nombre de usuario es: <text:span text:style-name="T7">&lt;nombre de usuario&gt;</text:span> y su clave de acceso es: <text:span text:style-name="T7">&lt;clave de acceso&gt;</text:span></text:p>
            <text:p text:style-name="P9"><text:span text:style-name="T7"/></text:p>
            <text:p text:style-name="P3"/>
            <text:p text:style-name="P3">Evaluará el(los) aspectos:</text:p>
            <text:p text:style-name="P13">&lt;lista de aspectos&gt;</text:p>
            <text:p text:style-name="P3"/>
            <text:p text:style-name="P3"><text:span text:style-name="T14">I</text:span>ngrese a la dirección <text:span text:style-name="T7">&lt;url&gt;</text:span>/login para conocer las solicitudes que le fueron asignadas <text:soft-page-break/>para evaluar."</text:p>
          </table:table-cell>
          <table:table-cell table:style-name="Tabla1.A2" office:value-type="string">
            <text:p text:style-name="P3">Evaluador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>EvaluadorController.save</text:p>
          </table:table-cell>
        </table:table-row>
        <table:table-row>
          <table:table-cell table:style-name="Tabla1.A2" office:value-type="string">
            <text:p text:style-name="P3">Cuando se edita información del evaluador (agregado o quitado aspectos)</text:p>
          </table:table-cell>
          <table:table-cell table:style-name="Tabla1.A2" office:value-type="string">
            <text:p text:style-name="P3">Se ha modificado su perfil de Evaluador</text:p>
          </table:table-cell>
          <table:table-cell table:style-name="Tabla1.A2" office:value-type="string">
            <text:p text:style-name="P10">Se le informa que su perfil como evaluador para el Sistema de Evaluación de Recursos Didácticos Digitales se ha modificado</text:p>
            <text:p text:style-name="P10"/>
            <text:p text:style-name="P10">Su nombre de usuario es: <text:span text:style-name="T15">&lt;nombre de usuario&gt;</text:span> y su clave de acceso es: <text:span text:style-name="T15">&lt;clave de acceso&gt;</text:span></text:p>
            <text:p text:style-name="P10"/>
            <text:p text:style-name="P10"/>
            <text:p text:style-name="P3">Evaluará el(los) aspectos:</text:p>
            <text:p text:style-name="P14">&lt;lista de aspectos&gt;</text:p>
            <text:p text:style-name="P3">Ingrese a la dirección <text:span text:style-name="T8">&lt;url&gt;</text:span>/login para conocer las solicitudes que le fueron asignadas para evaluar.</text:p>
            <text:p text:style-name="P3"/>
          </table:table-cell>
          <table:table-cell table:style-name="Tabla1.A2" office:value-type="string">
            <text:p text:style-name="P3">Evaluador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>EvaluadorController.update2</text:p>
          </table:table-cell>
        </table:table-row>
        <table:table-row>
          <table:table-cell table:style-name="Tabla1.A2" office:value-type="string">
            <text:p text:style-name="P3">Cuando el evaluador pasa de activo a inactivo</text:p>
          </table:table-cell>
          <table:table-cell table:style-name="Tabla1.A2" office:value-type="string">
            <text:p text:style-name="P3">Se ha modificado su perfil de Evaluador</text:p>
          </table:table-cell>
          <table:table-cell table:style-name="Tabla1.A2" office:value-type="string">
            <text:p text:style-name="P10">Se ha modificado su estado de 'Activo' a 'Inactivo'.</text:p>
            <text:p text:style-name="P3">Esto significa que su cuenta al sistema como evaluador aún existe, pero no podrá evaluar recursos.</text:p>
          </table:table-cell>
          <table:table-cell table:style-name="Tabla1.A2" office:value-type="string">
            <text:p text:style-name="P3">Evaluador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>EvaluadorController.update2</text:p>
          </table:table-cell>
        </table:table-row>
        <table:table-row>
          <table:table-cell table:style-name="Tabla1.A2" office:value-type="string">
            <text:p text:style-name="P3">Cuando el evaluador pasa de inactivo a activo</text:p>
          </table:table-cell>
          <table:table-cell table:style-name="Tabla1.A2" office:value-type="string">
            <text:p text:style-name="P3">Se ha modificado su perfil de Evaluador</text:p>
          </table:table-cell>
          <table:table-cell table:style-name="Tabla1.A2" office:value-type="string">
            <text:p text:style-name="P3">Se ha modificado su estado de 'Inactivo' a 'Activo'.</text:p>
            <text:p text:style-name="P3">Esto significa que su cuenta al sistema como evaluador se encuentra activa y que podrá evaluar recursos.</text:p>
            <text:p text:style-name="P3"/>
            <text:p text:style-name="P3">Ingrese a la dirección <text:span text:style-name="T8">&lt;url&gt;</text:span>/login para conocer las solicitudes que le fueron asignadas para evaluar.</text:p>
          </table:table-cell>
          <table:table-cell table:style-name="Tabla1.A2" office:value-type="string">
            <text:p text:style-name="P3">Evaluador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>EvaluadorController.update2</text:p>
          </table:table-cell>
        </table:table-row>
        <table:table-row>
          <table:table-cell table:style-name="Tabla1.A2" office:value-type="string">
            <text:p text:style-name="P3">Cuando se aprueba o asigna prórroga</text:p>
          </table:table-cell>
          <table:table-cell table:style-name="Tabla1.A2" office:value-type="string">
            <text:p text:style-name="P3">Otorgamiento de prórroga para el recurso <text:span text:style-name="T8">&lt;número de control&gt;</text:span></text:p>
          </table:table-cell>
          <table:table-cell table:style-name="Tabla1.A2" office:value-type="string">
            <text:p text:style-name="P10">Evaluador <text:span text:style-name="T8">&lt;nombre del evaluador&gt;</text:span>, el administrador ha asignado a usted una prórroga hasta <text:span text:style-name="T8">&lt;fecha&gt;</text:span> para que continúe con la evaluación del aspecto <text:span text:style-name="T8">&lt;aspecto&gt;</text:span> del recurso <text:span text:style-name="T8">&lt;título del recurso&gt;</text:span> con clave de control <text:span text:style-name="T8">&lt;clave de control&gt;</text:span>.</text:p>
            <text:p text:style-name="P10"/>
            <text:p text:style-name="P10"/>
            <text:p text:style-name="P10"/>
            <text:p text:style-name="P10"/>
            <text:p text:style-name="P10"><text:span text:style-name="T4">&lt;número del día&gt; de &lt;nombre del mes&gt; de </text:span><text:span text:style-name="T11">&lt;año&gt;</text:span><text:span text:style-name="T4"> &lt;hora&gt;:&lt;minuto&gt;.</text:span></text:p>
          </table:table-cell>
          <table:table-cell table:style-name="Tabla1.A2" office:value-type="string">
            <text:p text:style-name="P3">Evaluador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>ProrrogaController.save</text:p>
          </table:table-cell>
        </table:table-row>
        <table:table-row>
          <table:table-cell table:style-name="Tabla1.A2" office:value-type="string">
            <text:p text:style-name="P3">Cuando no hay observaciones en la solicitud o se han solventados las mismas.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10">Estimado usuario:</text:p>
            <text:p text:style-name="P10"/>
            <text:p text:style-name="P10">Su solicitud en línea del recurso con clave de control <text:span text:style-name="T8">&lt;clave de control&gt;</text:span> ha sido revisada por la UPEV , favor de enviar el oficio de solicitud dirigido al director de la UPEV y los documentos originales de su solicitud.</text:p>
          </table:table-cell>
          <table:table-cell table:style-name="Tabla1.A2" office:value-type="string">
            <text:p text:style-name="P3">Docente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Cuando hay <text:soft-page-break/>observaciones en la solicitud.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10">Estimado usuario:</text:p>
            <text:p text:style-name="P10"><text:soft-page-break/></text:p>
            <text:p text:style-name="P10">Su solicitud en línea del recurso con clave de control <text:span text:style-name="T8">&lt;clave de control&gt;</text:span> ha sido revisada por la UPEV y tiene <text:span text:style-name="T8">&lt;número de observaciones&gt;</text:span> observaciones, las cuales deberá atender en un plazo máximo de 5 días hábiles; de lo contrario su solicitud se cancelará y deberá iniciar nuevamente el proceso.</text:p>
            <text:p text:style-name="P10"/>
            <text:p text:style-name="P10">Favor de ingresar a la dirección <text:span text:style-name="T8">&lt;url&gt;</text:span> y utilizando su clave de control acceda a su solicitud para revisar y atender las observaciones que se realizaron. </text:p>
          </table:table-cell>
          <table:table-cell table:style-name="Tabla1.A2" office:value-type="string">
            <text:p text:style-name="P3">Docente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>RecursoCont<text:soft-page-break/>roller.observacionessave</text:p>
          </table:table-cell>
        </table:table-row>
        <table:table-row>
          <table:table-cell table:style-name="Tabla1.A2" office:value-type="string">
            <text:p text:style-name="P3">Cuando se cancela un recurso en la etapa de clasificación</text:p>
          </table:table-cell>
          <table:table-cell table:style-name="Tabla1.A2" office:value-type="string">
            <text:p text:style-name="P11">Se ha cancelado el recurso <text:s/><text:span text:style-name="T8">&lt;clave de control&gt;</text:span></text:p>
          </table:table-cell>
          <table:table-cell table:style-name="Tabla1.A2" office:value-type="string">
            <text:p text:style-name="P3">Se determinó que ............ por tanto ha sido cancelado</text:p>
          </table:table-cell>
          <table:table-cell table:style-name="Tabla1.A2" office:value-type="string">
            <text:p text:style-name="P3">Docente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>RecursoController.cambio</text:p>
          </table:table-cell>
        </table:table-row>
        <table:table-row>
          <table:table-cell table:style-name="Tabla1.A2" office:value-type="string">
            <text:p text:style-name="P3">Cuando se asignan evaluadores a un recurso</text:p>
          </table:table-cell>
          <table:table-cell table:style-name="Tabla1.A2" office:value-type="string">
            <text:p text:style-name="P3">Asignación de recurso a evaluar</text:p>
          </table:table-cell>
          <table:table-cell table:style-name="Tabla1.A2" office:value-type="string">
            <text:p text:style-name="P11">Apreciable <text:span text:style-name="T9">&lt;nombre del evaluador&gt;</text:span>:</text:p>
            <text:p text:style-name="P11"/>
            <text:p text:style-name="P11">Se le informa que el día <text:span text:style-name="T9">&lt;número del día&gt;</text:span><text:span text:style-name="T16"> de </text:span><text:span text:style-name="T9">&lt;nombre del mes&gt;</text:span>fue asignado(a) como evaluador(a) del recurso didáctico digital <text:span text:style-name="T9">&lt;título del recurso&gt;</text:span>, con número de folio <text:span text:style-name="T9">&lt;número de folio&gt;</text:span> y clasificado como <text:span text:style-name="T9">&lt;clasificacion&gt;</text:span> de tipo <text:span text:style-name="T16">&lt;tipo&gt;</text:span>." </text:p>
            <text:p text:style-name="P11"/>
            <text:p text:style-name="P11">El equipo de evaluación está integrado por:</text:p>
            <text:p text:style-name="P11"><text:span text:style-name="T9">&lt;nombre del evaluador&gt; </text:span>(evaluador del aspecto: <text:span text:style-name="T16">aspecto</text:span>).</text:p>
            <text:p text:style-name="P11">.</text:p>
            <text:p text:style-name="P11">.</text:p>
            <text:p text:style-name="P11">.</text:p>
            <text:p text:style-name="P11"/>
            <text:p text:style-name="P16">CUANDO EN FORMATO DE ENTREGA ES DIFERENTE A ‘OTRO’:</text:p>
            <text:p text:style-name="P11"/>
            <text:p text:style-name="P11"/>
            <text:p text:style-name="P3">El formato de entrega fue en <text:span text:style-name="T9">&lt;nombre del formato&gt;</text:span>, el cual será entregado de forma personal. </text:p>
            <text:p text:style-name="P3"/>
            <text:p text:style-name="P16">CUANDO EL FORMATO DE ENTREGA ES IGUAL A OTRO:</text:p>
            <text:p text:style-name="P3"/>
            <text:p text:style-name="P3">El formato de entrega fue en <text:span text:style-name="T17">&lt;nombre del formato&gt;</text:span></text:p>
            <text:p text:style-name="P3"/>
            <text:p text:style-name="P17">CUANDO EXISTE ‘RECURSO EN LÍNEA’:</text:p>
            <text:p text:style-name="P3"/>
            <text:p text:style-name="P3">Podrá consultar el contenido en línea, a través del explorador Mozilla, en la siguiente dirección:</text:p>
            <text:p text:style-name="P3"/>
            <text:p text:style-name="P15"><text:soft-page-break/>&lt;url&gt;</text:p>
            <text:p text:style-name="P3"/>
            <text:p text:style-name="P17">CUANDO EXISTE ‘RECURSO EN LÍNEA’ Y NO REQUIERE USUARIO Y PASSWORD:</text:p>
            <text:p text:style-name="P3"/>
            <text:p text:style-name="P3">No se requieren datos de acceso ya que está abierto.</text:p>
            <text:p text:style-name="P3"/>
            <text:p text:style-name="P3"/>
            <text:p text:style-name="P17">CUANDO EXISTE ‘RECURSO EN LÍNEA’ Y REQUIERE USUARIO Y PASSWORD:</text:p>
            <text:p text:style-name="P17"/>
            <text:p text:style-name="P12">Los datos para ingresar son:</text:p>
            <text:p text:style-name="P12">Usuario:<text:span text:style-name="T17">&lt;nombre de usuario&gt;</text:span></text:p>
            <text:p text:style-name="P12">Clave de acceso: <text:span text:style-name="T17">&lt;clave de acceso&gt;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La fecha programada para la conclusión de su evaluación es el día <text:span text:style-name="T10">&lt;número del día&gt;</text:span> de <text:span text:style-name="T10">&lt;nombre del mes&gt;</text:span></text:p>
            <text:p text:style-name="P3"/>
            <text:p text:style-name="P3">El Departamento de Investigación e Innovación agradece de antemano su colaboración en este proceso.</text:p>
          </table:table-cell>
          <table:table-cell table:style-name="Tabla1.A2" office:value-type="string">
            <text:p text:style-name="P3">Evaluador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>RecursoEvaluador.asignarEvaluadoresSave</text:p>
          </table:table-cell>
        </table:table-row>
        <table:table-row>
          <table:table-cell table:style-name="Tabla1.A2" office:value-type="string">
            <text:p text:style-name="P3">Cuando el docente ha atendido las observaciones de la solicitud</text:p>
          </table:table-cell>
          <table:table-cell table:style-name="Tabla1.A2" office:value-type="string">
            <text:p text:style-name="P3">Se han atendido las observaciones a la solicitud <text:span text:style-name="T17">&lt;clave de control&gt;</text:span></text:p>
          </table:table-cell>
          <table:table-cell table:style-name="Tabla1.A2" office:value-type="string">
            <text:p text:style-name="P3">Las observaciones a la solicitud con clave de control <text:span text:style-name="T17">&lt;clave de control&gt;</text:span> han sido atendidas por el usuario.</text:p>
          </table:table-cell>
          <table:table-cell table:style-name="Tabla1.A2" office:value-type="string">
            <text:p text:style-name="P3">Administrador</text:p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>RecursoWebController.masterupdate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3.02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9:22:37.269414028</meta:creation-date>
    <meta:editing-duration>PT29M29S</meta:editing-duration>
    <meta:editing-cycles>8</meta:editing-cycles>
    <meta:generator>LibreOffice/5.4.5.1$Linux_X86_64 LibreOffice_project/40m0$Build-1</meta:generator>
    <dc:date>2018-04-02T13:54:41.680921862</dc:date>
    <meta:document-statistic meta:table-count="1" meta:image-count="0" meta:object-count="0" meta:page-count="5" meta:paragraph-count="157" meta:word-count="1303" meta:character-count="8790" meta:non-whitespace-character-count="7637"/>
  </office:meta>
</office:document-meta>
</file>